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ysql&gt; CREATE DATABASE company;</text:p>
      <text:p text:style-name="Standard">Query OK, 1 row affected (0.10 sec)</text:p>
      <text:p text:style-name="Standard"/>
      <text:p text:style-name="Standard">mysql&gt; USE company;</text:p>
      <text:p text:style-name="Standard">Database changed</text:p>
      <text:p text:style-name="Standard"/>
      <text:p text:style-name="Standard">mysql&gt; CREATE TABLE emp( id INT AUTO_INCREMENT PRIMARY KEY, fname CHAR(20),lname CHAR(20) NOT NULL,emp_id INT, salary FLOAT, designation ENUM('jr','sr','mg'), joining_date DATE);</text:p>
      <text:p text:style-name="Standard">Query OK, 0 rows affected (0.49 sec)</text:p>
      <text:p text:style-name="Standard"/>
      <text:p text:style-name="Standard"/>
      <text:p text:style-name="Standard">mysql&gt; INSERT INTO emp VALUES(NULL,"PARIKSHIT","BHARPTE",121,99942.21,'jr','2023-12-12');</text:p>
      <text:p text:style-name="Standard">Query OK, 1 row affected (0.09 sec)</text:p>
      <text:p text:style-name="Standard"/>
      <text:p text:style-name="Standard">mysql&gt; SELECT * FROM emp;</text:p>
      <text:p text:style-name="Standard">+----+-----------+---------+--------+---------+-------------+--------------+</text:p>
      <text:p text:style-name="Standard">| id | fname <text:s text:c="4"/>| lname <text:s text:c="2"/>| emp_id | salary <text:s/>| designation | joining_date |</text:p>
      <text:p text:style-name="Standard">+----+-----------+---------+--------+---------+-------------+--------------+</text:p>
      <text:p text:style-name="Standard">| <text:s/>1 | PARIKSHIT | BHARPTE | <text:s text:c="3"/>121 | 99942.2 | jr <text:s text:c="9"/>| 2023-12-12 <text:s text:c="2"/>|</text:p>
      <text:p text:style-name="Standard">+----+-----------+---------+--------+---------+-------------+--------------+</text:p>
      <text:p text:style-name="Standard">1 row in set (0.00 sec)</text:p>
      <text:p text:style-name="Standard"/>
      <text:p text:style-name="Standard">mysql&gt; ALTER TABLE emp DROP COLUMN emp_id;</text:p>
      <text:p text:style-name="Standard">Query OK, 0 rows affected (0.38 sec)</text:p>
      <text:p text:style-name="Standard">Records: 0 <text:s/>Duplicates: 0 <text:s/>Warnings: 0</text:p>
      <text:p text:style-name="Standard"/>
      <text:p text:style-name="Standard">mysql&gt; desc emp;</text:p>
      <text:p text:style-name="Standard">+--------------+----------------------+------+-----+---------+----------------+</text:p>
      <text:p text:style-name="Standard">| Field <text:s text:c="7"/>| Type <text:s text:c="16"/>| Null | Key | Default | Extra <text:s text:c="9"/>|</text:p>
      <text:p text:style-name="Standard">+--------------+----------------------+------+-----+---------+----------------+</text:p>
      <text:p text:style-name="Standard">| id <text:s text:c="10"/>| int <text:s text:c="17"/>| NO <text:s text:c="2"/>| PRI | NULL <text:s text:c="3"/>| auto_increment |</text:p>
      <text:p text:style-name="Standard">| fname <text:s text:c="7"/>| char(20) <text:s text:c="12"/>| YES <text:s/>| <text:s text:c="4"/>| NULL <text:s text:c="3"/>| <text:s text:c="15"/>|</text:p>
      <text:p text:style-name="Standard">| lname <text:s text:c="7"/>| char(20) <text:s text:c="12"/>| NO <text:s text:c="2"/>| <text:s text:c="4"/>| NULL <text:s text:c="3"/>| <text:s text:c="15"/>|</text:p>
      <text:p text:style-name="Standard">| salary <text:s text:c="6"/>| float <text:s text:c="15"/>| YES <text:s/>| <text:s text:c="4"/>| NULL <text:s text:c="3"/>| <text:s text:c="15"/>|</text:p>
      <text:p text:style-name="Standard">| designation <text:s/>| enum('jr','sr','mg') | YES <text:s/>| <text:s text:c="4"/>| NULL <text:s text:c="3"/>| <text:s text:c="15"/>|</text:p>
      <text:p text:style-name="Standard">| joining_date | date <text:s text:c="16"/>| YES <text:s/>| <text:s text:c="4"/>| NULL <text:s text:c="3"/>| <text:s text:c="15"/>|</text:p>
      <text:p text:style-name="Standard">+--------------+----------------------+------+-----+---------+----------------+</text:p>
      <text:p text:style-name="Standard">6 rows in set (0.01 sec)</text:p>
      <text:p text:style-name="Standard"/>
      <text:p text:style-name="Standard"/>
      <text:p text:style-name="Standard"/>
      <text:p text:style-name="Standard">mysql&gt; INSERT INTO emp(fname,lname,salary,designation,joining_date) VALUES("CHANDAN","BILE",60652.21,'sr','2016-12-02'),("SANDEEP","NIKAM",60652.21,'mg','2012-09-22'),("AMOL","KALE",20652.21,'jr','2022-02-12'),("SHUBHAM","PATIL",80652.21,'sr','2019-08-01'),("SHIVAM","DESHMUKH",90652.21,'mg','2017-12-03'),("AKSHAY","DESHPANDE",1260652.21,'mg','2002-07-05'),("ABHISHEK","SINGH",10652.21,'jr','2023-12-02');</text:p>
      <text:p text:style-name="Standard"/>
      <text:p text:style-name="Standard">Query OK, 7 rows affected (0.20 sec)</text:p>
      <text:p text:style-name="Standard"><text:soft-page-break/>Records: 7 <text:s/>Duplicates: 0 <text:s/>Warnings: 0</text:p>
      <text:p text:style-name="Standard"/>
      <text:p text:style-name="Standard">mysql&gt; desc emp;</text:p>
      <text:p text:style-name="Standard">+--------------+----------------------+------+-----+---------+----------------+</text:p>
      <text:p text:style-name="Standard">| Field <text:s text:c="7"/>| Type <text:s text:c="16"/>| Null | Key | Default | Extra <text:s text:c="9"/>|</text:p>
      <text:p text:style-name="Standard">+--------------+----------------------+------+-----+---------+----------------+</text:p>
      <text:p text:style-name="Standard">| id <text:s text:c="10"/>| int <text:s text:c="17"/>| NO <text:s text:c="2"/>| PRI | NULL <text:s text:c="3"/>| auto_increment |</text:p>
      <text:p text:style-name="Standard">| fname <text:s text:c="7"/>| char(20) <text:s text:c="12"/>| YES <text:s/>| <text:s text:c="4"/>| NULL <text:s text:c="3"/>| <text:s text:c="15"/>|</text:p>
      <text:p text:style-name="Standard">| lname <text:s text:c="7"/>| char(20) <text:s text:c="12"/>| NO <text:s text:c="2"/>| <text:s text:c="4"/>| NULL <text:s text:c="3"/>| <text:s text:c="15"/>|</text:p>
      <text:p text:style-name="Standard">| salary <text:s text:c="6"/>| float <text:s text:c="15"/>| YES <text:s/>| <text:s text:c="4"/>| NULL <text:s text:c="3"/>| <text:s text:c="15"/>|</text:p>
      <text:p text:style-name="Standard">| designation <text:s/>| enum('jr','sr','mg') | YES <text:s/>| <text:s text:c="4"/>| NULL <text:s text:c="3"/>| <text:s text:c="15"/>|</text:p>
      <text:p text:style-name="Standard">| joining_date | date <text:s text:c="16"/>| YES <text:s/>| <text:s text:c="4"/>| NULL <text:s text:c="3"/>| <text:s text:c="15"/>|</text:p>
      <text:p text:style-name="Standard">+--------------+----------------------+------+-----+---------+----------------+</text:p>
      <text:p text:style-name="Standard">6 rows in set (0.00 sec)</text:p>
      <text:p text:style-name="Standard"/>
      <text:p text:style-name="Standard">mysql&gt; INSERT INTO emp(fname,lname,salary,designation,joining_date) VALUES("SALMAN","KHADE",21652.21,'jr','2023-12-02'),("SANDESH","PAWAR",13652.21,'jr','2023-09-22'),("PRASAD","BHOSALE",15652.21,'jr','2023-03-12');</text:p>
      <text:p text:style-name="Standard">Query OK, 3 rows affected (0.16 sec)</text:p>
      <text:p text:style-name="Standard">Records: 3 <text:s/>Duplicates: 0 <text:s/>Warnings: 0</text:p>
      <text:p text:style-name="Standard"/>
      <text:p text:style-name="Standard">mysql&gt; SELECT * FROM emp;</text:p>
      <text:p text:style-name="Standard">+----+-----------+-----------+---------+-------------+--------------+</text:p>
      <text:p text:style-name="Standard">| id | fname <text:s text:c="4"/>| lname <text:s text:c="4"/>| salary <text:s/>| designation | joining_date |</text:p>
      <text:p text:style-name="Standard">+----+-----------+-----------+---------+-------------+--------------+</text:p>
      <text:p text:style-name="Standard">| <text:s/>1 | PARIKSHIT | BHARPTE <text:s text:c="2"/>| 99942.2 | jr <text:s text:c="9"/>| 2023-12-12 <text:s text:c="2"/>|</text:p>
      <text:p text:style-name="Standard">| <text:s/>9 | CHANDAN <text:s text:c="2"/>| BILE <text:s text:c="5"/>| 60652.2 | sr <text:s text:c="9"/>| 2016-12-02 <text:s text:c="2"/>|</text:p>
      <text:p text:style-name="Standard">| 10 | SANDEEP <text:s text:c="2"/>| NIKAM <text:s text:c="4"/>| 60652.2 | mg <text:s text:c="9"/>| 2012-09-22 <text:s text:c="2"/>|</text:p>
      <text:p text:style-name="Standard">| 11 | AMOL <text:s text:c="5"/>| KALE <text:s text:c="5"/>| 20652.2 | jr <text:s text:c="9"/>| 2022-02-12 <text:s text:c="2"/>|</text:p>
      <text:p text:style-name="Standard">| 12 | SHUBHAM <text:s text:c="2"/>| PATIL <text:s text:c="4"/>| 80652.2 | sr <text:s text:c="9"/>| 2019-08-01 <text:s text:c="2"/>|</text:p>
      <text:p text:style-name="Standard">| 13 | SHIVAM <text:s text:c="3"/>| DESHMUKH <text:s/>| 90652.2 | mg <text:s text:c="9"/>| 2017-12-03 <text:s text:c="2"/>|</text:p>
      <text:p text:style-name="Standard">| 14 | AKSHAY <text:s text:c="3"/>| DESHPANDE | 1260650 | mg <text:s text:c="9"/>| 2002-07-05 <text:s text:c="2"/>|</text:p>
      <text:p text:style-name="Standard">| 15 | ABHISHEK <text:s/>| SINGH <text:s text:c="4"/>| 10652.2 | jr <text:s text:c="9"/>| 2023-12-02 <text:s text:c="2"/>|</text:p>
      <text:p text:style-name="Standard">| 16 | SALMAN <text:s text:c="3"/>| KHADE <text:s text:c="4"/>| 21652.2 | jr <text:s text:c="9"/>| 2023-12-02 <text:s text:c="2"/>|</text:p>
      <text:p text:style-name="Standard">| 17 | SANDESH <text:s text:c="2"/>| PAWAR <text:s text:c="4"/>| 13652.2 | jr <text:s text:c="9"/>| 2023-09-22 <text:s text:c="2"/>|</text:p>
      <text:p text:style-name="Standard">| 18 | PRASAD <text:s text:c="3"/>| BHOSALE <text:s text:c="2"/>| 15652.2 | jr <text:s text:c="9"/>| 2023-03-12 <text:s text:c="2"/>|</text:p>
      <text:p text:style-name="Standard">+----+-----------+-----------+---------+-------------+--------------+</text:p>
      <text:p text:style-name="Standard">11 rows in set (0.00 sec)</text:p>
      <text:p text:style-name="Standard"/>
      <text:p text:style-name="Standard">mysql&gt; SELECT * FROM emp ORDER BY id ASC;</text:p>
      <text:p text:style-name="Standard">+----+-----------+-----------+---------+-------------+--------------+</text:p>
      <text:p text:style-name="Standard">| id | fname <text:s text:c="4"/>| lname <text:s text:c="4"/>| salary <text:s/>| designation | joining_date |</text:p>
      <text:p text:style-name="Standard">+----+-----------+-----------+---------+-------------+--------------+</text:p>
      <text:p text:style-name="Standard">| <text:s/>1 | PARIKSHIT | BHARPTE <text:s text:c="2"/>| 99942.2 | jr <text:s text:c="9"/>| 2023-12-12 <text:s text:c="2"/>|</text:p>
      <text:p text:style-name="Standard">| <text:s/>9 | CHANDAN <text:s text:c="2"/>| BILE <text:s text:c="5"/>| 60652.2 | sr <text:s text:c="9"/>| 2016-12-02 <text:s text:c="2"/>|</text:p>
      <text:p text:style-name="Standard">| 10 | SANDEEP <text:s text:c="2"/>| NIKAM <text:s text:c="4"/>| 60652.2 | mg <text:s text:c="9"/>| 2012-09-22 <text:s text:c="2"/>|</text:p>
      <text:p text:style-name="Standard">| 11 | AMOL <text:s text:c="5"/>| KALE <text:s text:c="5"/>| 20652.2 | jr <text:s text:c="9"/>| 2022-02-12 <text:s text:c="2"/>|</text:p>
      <text:p text:style-name="Standard">| 12 | SHUBHAM <text:s text:c="2"/>| PATIL <text:s text:c="4"/>| 80652.2 | sr <text:s text:c="9"/>| 2019-08-01 <text:s text:c="2"/>|</text:p>
      <text:p text:style-name="Standard">| 13 | SHIVAM <text:s text:c="3"/>| DESHMUKH <text:s/>| 90652.2 | mg <text:s text:c="9"/>| 2017-12-03 <text:s text:c="2"/>|</text:p>
      <text:p text:style-name="Standard">| 14 | AKSHAY <text:s text:c="3"/>| DESHPANDE | 1260650 | mg <text:s text:c="9"/>| 2002-07-05 <text:s text:c="2"/>|</text:p>
      <text:p text:style-name="Standard">| 15 | ABHISHEK <text:s/>| SINGH <text:s text:c="4"/>| 10652.2 | jr <text:s text:c="9"/>| 2023-12-02 <text:s text:c="2"/>|</text:p>
      <text:p text:style-name="Standard"><text:soft-page-break/>| 16 | SALMAN <text:s text:c="3"/>| KHADE <text:s text:c="4"/>| 21652.2 | jr <text:s text:c="9"/>| 2023-12-02 <text:s text:c="2"/>|</text:p>
      <text:p text:style-name="Standard">| 17 | SANDESH <text:s text:c="2"/>| PAWAR <text:s text:c="4"/>| 13652.2 | jr <text:s text:c="9"/>| 2023-09-22 <text:s text:c="2"/>|</text:p>
      <text:p text:style-name="Standard">| 18 | PRASAD <text:s text:c="3"/>| BHOSALE <text:s text:c="2"/>| 15652.2 | jr <text:s text:c="9"/>| 2023-03-12 <text:s text:c="2"/>|</text:p>
      <text:p text:style-name="Standard">+----+-----------+-----------+---------+-------------+--------------+</text:p>
      <text:p text:style-name="Standard">11 rows in set (0.00 sec)</text:p>
      <text:p text:style-name="Standard"/>
      <text:p text:style-name="Standard"/>
      <text:p text:style-name="Standard">mysql&gt; SELECT MAX(salary) <text:s/>FROM emp;</text:p>
      <text:p text:style-name="Standard">+-------------+</text:p>
      <text:p text:style-name="Standard">| MAX(salary) |</text:p>
      <text:p text:style-name="Standard">+-------------+</text:p>
      <text:p text:style-name="Standard">| <text:s text:c="4"/>1260650 |</text:p>
      <text:p text:style-name="Standard">+-------------+</text:p>
      <text:p text:style-name="Standard">1 row in set (0.00 sec)</text:p>
      <text:p text:style-name="Standard"/>
      <text:p text:style-name="Standard"/>
      <text:p text:style-name="Standard">mysql&gt; SELECT * FROM emp WHERE salary in (SELECT MAX(salary));</text:p>
      <text:p text:style-name="Standard">+----+-----------+-----------+---------+-------------+--------------+</text:p>
      <text:p text:style-name="Standard">| id | fname <text:s text:c="4"/>| lname <text:s text:c="4"/>| salary <text:s/>| designation | joining_date |</text:p>
      <text:p text:style-name="Standard">+----+-----------+-----------+---------+-------------+--------------+</text:p>
      <text:p text:style-name="Standard">| <text:s/>1 | PARIKSHIT | BHARPTE <text:s text:c="2"/>| 99942.2 | jr <text:s text:c="9"/>| 2023-12-12 <text:s text:c="2"/>|</text:p>
      <text:p text:style-name="Standard">| <text:s/>9 | CHANDAN <text:s text:c="2"/>| BILE <text:s text:c="5"/>| 60652.2 | sr <text:s text:c="9"/>| 2016-12-02 <text:s text:c="2"/>|</text:p>
      <text:p text:style-name="Standard">| 10 | SANDEEP <text:s text:c="2"/>| NIKAM <text:s text:c="4"/>| 60652.2 | mg <text:s text:c="9"/>| 2012-09-22 <text:s text:c="2"/>|</text:p>
      <text:p text:style-name="Standard">| 11 | AMOL <text:s text:c="5"/>| KALE <text:s text:c="5"/>| 20652.2 | jr <text:s text:c="9"/>| 2022-02-12 <text:s text:c="2"/>|</text:p>
      <text:p text:style-name="Standard">| 12 | SHUBHAM <text:s text:c="2"/>| PATIL <text:s text:c="4"/>| 80652.2 | sr <text:s text:c="9"/>| 2019-08-01 <text:s text:c="2"/>|</text:p>
      <text:p text:style-name="Standard">| 13 | SHIVAM <text:s text:c="3"/>| DESHMUKH <text:s/>| 90652.2 | mg <text:s text:c="9"/>| 2017-12-03 <text:s text:c="2"/>|</text:p>
      <text:p text:style-name="Standard">| 14 | AKSHAY <text:s text:c="3"/>| DESHPANDE | 1260650 | mg <text:s text:c="9"/>| 2002-07-05 <text:s text:c="2"/>|</text:p>
      <text:p text:style-name="Standard">| 15 | ABHISHEK <text:s/>| SINGH <text:s text:c="4"/>| 10652.2 | jr <text:s text:c="9"/>| 2023-12-02 <text:s text:c="2"/>|</text:p>
      <text:p text:style-name="Standard">| 16 | SALMAN <text:s text:c="3"/>| KHADE <text:s text:c="4"/>| 21652.2 | jr <text:s text:c="9"/>| 2023-12-02 <text:s text:c="2"/>|</text:p>
      <text:p text:style-name="Standard">| 17 | SANDESH <text:s text:c="2"/>| PAWAR <text:s text:c="4"/>| 13652.2 | jr <text:s text:c="9"/>| 2023-09-22 <text:s text:c="2"/>|</text:p>
      <text:p text:style-name="Standard">| 18 | PRASAD <text:s text:c="3"/>| BHOSALE <text:s text:c="2"/>| 15652.2 | jr <text:s text:c="9"/>| 2023-03-12 <text:s text:c="2"/>|</text:p>
      <text:p text:style-name="Standard">+----+-----------+-----------+---------+-------------+--------------+</text:p>
      <text:p text:style-name="Standard">11 rows in set (0.02 sec)</text:p>
      <text:p text:style-name="Standard"/>
      <text:p text:style-name="Standard">mysql&gt; SELECT * FROM emp WHERE salary in (SELECT MAX(salary) from emp);</text:p>
      <text:p text:style-name="Standard">+----+--------+-----------+---------+-------------+--------------+</text:p>
      <text:p text:style-name="Standard">| id | fname <text:s/>| lname <text:s text:c="4"/>| salary <text:s/>| designation | joining_date |</text:p>
      <text:p text:style-name="Standard">+----+--------+-----------+---------+-------------+--------------+</text:p>
      <text:p text:style-name="Standard">| 14 | AKSHAY | DESHPANDE | 1260650 | mg <text:s text:c="9"/>| 2002-07-05 <text:s text:c="2"/>|</text:p>
      <text:p text:style-name="Standard">+----+--------+-----------+---------+-------------+--------------+</text:p>
      <text:p text:style-name="Standard">1 row in set (0.00 sec)</text:p>
      <text:p text:style-name="Standard"/>
      <text:p text:style-name="Standard">mysql&gt; SELECT * FROM emp WHERE designation = 'mg';</text:p>
      <text:p text:style-name="Standard">+----+---------+-----------+---------+-------------+--------------+</text:p>
      <text:p text:style-name="Standard">| id | fname <text:s text:c="2"/>| lname <text:s text:c="4"/>| salary <text:s/>| designation | joining_date |</text:p>
      <text:p text:style-name="Standard">+----+---------+-----------+---------+-------------+--------------+</text:p>
      <text:p text:style-name="Standard">| 10 | SANDEEP | NIKAM <text:s text:c="4"/>| 60652.2 | mg <text:s text:c="9"/>| 2012-09-22 <text:s text:c="2"/>|</text:p>
      <text:p text:style-name="Standard">| 13 | SHIVAM <text:s/>| DESHMUKH <text:s/>| 90652.2 | mg <text:s text:c="9"/>| 2017-12-03 <text:s text:c="2"/>|</text:p>
      <text:p text:style-name="Standard">| 14 | AKSHAY <text:s/>| DESHPANDE | 1260650 | mg <text:s text:c="9"/>| 2002-07-05 <text:s text:c="2"/>|</text:p>
      <text:p text:style-name="Standard">+----+---------+-----------+---------+-------------+--------------+</text:p>
      <text:p text:style-name="Standard">3 rows in set (0.00 sec)</text:p>
      <text:p text:style-name="Standard"/>
      <text:p text:style-name="Standard"><text:soft-page-break/>mysql&gt; SELECT * FROM emp ORDER BY joining_date ASC;</text:p>
      <text:p text:style-name="Standard">+----+-----------+-----------+---------+-------------+--------------+</text:p>
      <text:p text:style-name="Standard">| id | fname <text:s text:c="4"/>| lname <text:s text:c="4"/>| salary <text:s/>| designation | joining_date |</text:p>
      <text:p text:style-name="Standard">+----+-----------+-----------+---------+-------------+--------------+</text:p>
      <text:p text:style-name="Standard">| 14 | AKSHAY <text:s text:c="3"/>| DESHPANDE | 1260650 | mg <text:s text:c="9"/>| 2002-07-05 <text:s text:c="2"/>|</text:p>
      <text:p text:style-name="Standard">| 10 | SANDEEP <text:s text:c="2"/>| NIKAM <text:s text:c="4"/>| 60652.2 | mg <text:s text:c="9"/>| 2012-09-22 <text:s text:c="2"/>|</text:p>
      <text:p text:style-name="Standard">| <text:s/>9 | CHANDAN <text:s text:c="2"/>| BILE <text:s text:c="5"/>| 60652.2 | sr <text:s text:c="9"/>| 2016-12-02 <text:s text:c="2"/>|</text:p>
      <text:p text:style-name="Standard">| 13 | SHIVAM <text:s text:c="3"/>| DESHMUKH <text:s/>| 90652.2 | mg <text:s text:c="9"/>| 2017-12-03 <text:s text:c="2"/>|</text:p>
      <text:p text:style-name="Standard">| 12 | SHUBHAM <text:s text:c="2"/>| PATIL <text:s text:c="4"/>| 80652.2 | sr <text:s text:c="9"/>| 2019-08-01 <text:s text:c="2"/>|</text:p>
      <text:p text:style-name="Standard">| 11 | AMOL <text:s text:c="5"/>| KALE <text:s text:c="5"/>| 20652.2 | jr <text:s text:c="9"/>| 2022-02-12 <text:s text:c="2"/>|</text:p>
      <text:p text:style-name="Standard">| 18 | PRASAD <text:s text:c="3"/>| BHOSALE <text:s text:c="2"/>| 15652.2 | jr <text:s text:c="9"/>| 2023-03-12 <text:s text:c="2"/>|</text:p>
      <text:p text:style-name="Standard">| 17 | SANDESH <text:s text:c="2"/>| PAWAR <text:s text:c="4"/>| 13652.2 | jr <text:s text:c="9"/>| 2023-09-22 <text:s text:c="2"/>|</text:p>
      <text:p text:style-name="Standard">| 15 | ABHISHEK <text:s/>| SINGH <text:s text:c="4"/>| 10652.2 | jr <text:s text:c="9"/>| 2023-12-02 <text:s text:c="2"/>|</text:p>
      <text:p text:style-name="Standard">| 16 | SALMAN <text:s text:c="3"/>| KHADE <text:s text:c="4"/>| 21652.2 | jr <text:s text:c="9"/>| 2023-12-02 <text:s text:c="2"/>|</text:p>
      <text:p text:style-name="Standard">| <text:s/>1 | PARIKSHIT | BHARPTE <text:s text:c="2"/>| 99942.2 | jr <text:s text:c="9"/>| 2023-12-12 <text:s text:c="2"/>|</text:p>
      <text:p text:style-name="Standard">+----+-----------+-----------+---------+-------------+--------------+</text:p>
      <text:p text:style-name="Standard">11 rows in set (0.00 sec)</text:p>
      <text:p text:style-name="Standard"/>
      <text:p text:style-name="Standard">mysql&gt; SELECT * FROM emp WHERE salary in (SELECT MIN(salary) from emp) LIMIT 5;</text:p>
      <text:p text:style-name="Standard">+----+----------+-------+---------+-------------+--------------+</text:p>
      <text:p text:style-name="Standard">| id | fname <text:s text:c="3"/>| lname | salary <text:s/>| designation | joining_date |</text:p>
      <text:p text:style-name="Standard">+----+----------+-------+---------+-------------+--------------+</text:p>
      <text:p text:style-name="Standard">| 15 | ABHISHEK | SINGH | 10652.2 | jr <text:s text:c="9"/>| 2023-12-02 <text:s text:c="2"/>|</text:p>
      <text:p text:style-name="Standard">+----+----------+-------+---------+-------------+--------------+</text:p>
      <text:p text:style-name="Standard">1 row in set (0.00 sec)</text:p>
      <text:p text:style-name="Standard"/>
      <text:p text:style-name="Standard">mysql&gt; SELECT * FROM emp ORDER BY salary ASC LIMIT 5;</text:p>
      <text:p text:style-name="Standard">+----+----------+---------+---------+-------------+--------------+</text:p>
      <text:p text:style-name="Standard">| id | fname <text:s text:c="3"/>| lname <text:s text:c="2"/>| salary <text:s/>| designation | joining_date |</text:p>
      <text:p text:style-name="Standard">+----+----------+---------+---------+-------------+--------------+</text:p>
      <text:p text:style-name="Standard">| 15 | ABHISHEK | SINGH <text:s text:c="2"/>| 10652.2 | jr <text:s text:c="9"/>| 2023-12-02 <text:s text:c="2"/>|</text:p>
      <text:p text:style-name="Standard">| 17 | SANDESH <text:s/>| PAWAR <text:s text:c="2"/>| 13652.2 | jr <text:s text:c="9"/>| 2023-09-22 <text:s text:c="2"/>|</text:p>
      <text:p text:style-name="Standard">| 18 | PRASAD <text:s text:c="2"/>| BHOSALE | 15652.2 | jr <text:s text:c="9"/>| 2023-03-12 <text:s text:c="2"/>|</text:p>
      <text:p text:style-name="Standard">| 11 | AMOL <text:s text:c="4"/>| KALE <text:s text:c="3"/>| 20652.2 | jr <text:s text:c="9"/>| 2022-02-12 <text:s text:c="2"/>|</text:p>
      <text:p text:style-name="Standard">| 16 | SALMAN <text:s text:c="2"/>| KHADE <text:s text:c="2"/>| 21652.2 | jr <text:s text:c="9"/>| 2023-12-02 <text:s text:c="2"/>|</text:p>
      <text:p text:style-name="Standard">+----+----------+---------+---------+-------------+--------------+</text:p>
      <text:p text:style-name="Standard">5 rows in set (0.00 sec)</text:p>
      <text:p text:style-name="Standard"/>
      <text:p text:style-name="Standard"/>
      <text:p text:style-name="Standard">mysql&gt; SELECT designation,lname FROM emp WHERE salary&gt;50000;</text:p>
      <text:p text:style-name="Standard">+-------------+-----------+</text:p>
      <text:p text:style-name="Standard">| designation | lname <text:s text:c="4"/>|</text:p>
      <text:p text:style-name="Standard">+-------------+-----------+</text:p>
      <text:p text:style-name="Standard">| jr <text:s text:c="9"/>| BHARPTE <text:s text:c="2"/>|</text:p>
      <text:p text:style-name="Standard">| sr <text:s text:c="9"/>| BILE <text:s text:c="5"/>|</text:p>
      <text:p text:style-name="Standard">| mg <text:s text:c="9"/>| NIKAM <text:s text:c="4"/>|</text:p>
      <text:p text:style-name="Standard">| sr <text:s text:c="9"/>| PATIL <text:s text:c="4"/>|</text:p>
      <text:p text:style-name="Standard">| mg <text:s text:c="9"/>| DESHMUKH <text:s/>|</text:p>
      <text:p text:style-name="Standard">| mg <text:s text:c="9"/>| DESHPANDE |</text:p>
      <text:p text:style-name="Standard">+-------------+-----------+</text:p>
      <text:p text:style-name="Standard">6 rows in set (0.00 sec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5T18:18:39.391082300</meta:creation-date>
    <dc:date>2023-03-25T18:22:18.379748157</dc:date>
    <meta:editing-duration>PT3M39S</meta:editing-duration>
    <meta:editing-cycles>1</meta:editing-cycles>
    <meta:document-statistic meta:table-count="0" meta:image-count="0" meta:object-count="0" meta:page-count="4" meta:paragraph-count="169" meta:word-count="1580" meta:character-count="10379" meta:non-whitespace-character-count="7629"/>
    <meta:generator>LibreOffice/6.4.7.2$Linux_X86_64 LibreOffice_project/40$Build-2</meta:generator>
  </office:meta>
</office:document-meta>
</file>